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6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 text:c="23"/>Product-&gt;</text:span></text:p>
      <text:p text:style-name="Standard"><text:span text:style-name="T1"/></text:p>
      <text:p text:style-name="Standard"><text:span text:style-name="T1"><text:s text:c="13"/></text:span><text:s text:c="12"/>product_title varchar(10) not null,</text:p>
      <text:list xml:id="list1254653762663380630" text:style-name="L1">
        <text:list-item>
          <text:list>
            <text:list-item>
              <text:list>
                <text:list-header>
                  <text:p text:style-name="P1"><text:s text:c="4"/>product_id varchar(6),</text:p>
                  <text:p text:style-name="P1"><text:s text:c="4"/>product_stock int(4) not null,</text:p>
                </text:list-header>
              </text:list>
            </text:list-item>
          </text:list>
        </text:list-item>
      </text:list>
      <text:p text:style-name="Standard"><text:s text:c="27"/>product_price int(4) not null,</text:p>
      <text:list xml:id="list37545913" text:continue-numbering="true" text:style-name="L1">
        <text:list-item>
          <text:list>
            <text:list-item>
              <text:list>
                <text:list-header>
                  <text:p text:style-name="P1"><text:s text:c="4"/>product_description varchar(20),</text:p>
                  <text:p text:style-name="P1"><text:s text:c="4"/>date_added date,</text:p>
                  <text:p text:style-name="P1"><text:s text:c="4"/>Primary key (product_id)</text:p>
                  <text:p text:style-name="P1"><text:span text:style-name="T1"/></text:p>
                </text:list-header>
              </text:list>
            </text:list-item>
          </text:list>
        </text:list-item>
      </text:list>
      <text:p text:style-name="Standard"><text:span text:style-name="T1"><text:s text:c="14"/>Customer-&gt;</text:span></text:p>
      <text:list xml:id="list2813691461725905051" text:style-name="L6">
        <text:list-item>
          <text:list>
            <text:list-header>
              <text:p text:style-name="P3"><text:s text:c="4"/>customer_name char(10) not null,</text:p>
            </text:list-header>
          </text:list>
        </text:list-item>
      </text:list>
      <text:list xml:id="list6033140211858974837" text:style-name="L2">
        <text:list-item>
          <text:list>
            <text:list-header>
              <text:p text:style-name="P2"><text:s text:c="3"/>customer_id varchar(6),</text:p>
              <text:p text:style-name="P2"><text:s text:c="4"/>customer_phone varchar(11),</text:p>
              <text:p text:style-name="P2"><text:s text:c="4"/>primary key (customer_id)</text:p>
            </text:list-header>
          </text:list>
        </text:list-item>
      </text:list>
      <text:p text:style-name="P4"/>
      <text:p text:style-name="P4"><text:s text:c="11"/>Customer_Order-&gt; <text:s text:c="2"/></text:p>
      <text:p text:style-name="Standard"><text:tab/> <text:s text:c="7"/>order_id varchar(6),</text:p>
      <text:p text:style-name="Standard"><text:s text:c="20"/>customer_id varchar(6),</text:p>
      <text:p text:style-name="Standard"><text:s text:c="19"/>order_total int(6),</text:p>
      <text:p text:style-name="Standard"><text:s text:c="19"/>primary key (order_id)</text:p>
      <text:p text:style-name="Standard"><text:tab/></text:p>
      <text:p text:style-name="P4"><text:s text:c="12"/>Category-&gt; </text:p>
      <text:p text:style-name="Standard"><text:tab/> <text:s text:c="14"/>category_id varchar(6) primary key,</text:p>
      <text:p text:style-name="Standard"><text:s text:c="17"/><text:tab/> category_name varchar(10),</text:p>
      <text:p text:style-name="Standard"><text:s text:c="15"/><text:tab/> <text:s/>parent_category varchar(6),</text:p>
      <text:p text:style-name="Standard"><text:s text:c="16"/><text:tab/> foreign key (parent_category)</text:p>
      <text:p text:style-name="Standard"><text:s text:c="14"/><text:tab/> references category (category_id)</text:p>
      <text:p text:style-name="P4"/>
      <text:p text:style-name="P5"><text:tab/>Product_category-&gt;</text:p>
      <text:p text:style-name="Standard"><text:tab/><text:tab/> <text:s/>product_id varchar(6),</text:p>
      <text:p text:style-name="Standard"><text:s text:c="13"/><text:tab/> category_id varchar(6),</text:p>
      <text:p text:style-name="Standard"><text:s text:c="2"/><text:tab/> <text:s text:c="11"/>foreign key (product_id)</text:p>
      <text:p text:style-name="Standard"><text:s text:c="5"/><text:tab/> <text:s text:c="11"/>references product (product_id),</text:p>
      <text:p text:style-name="Standard"><text:s text:c="4"/><text:tab/><text:tab/>foreign key (category_id)</text:p>
      <text:p text:style-name="Standard"><text:s text:c="8"/><text:tab/><text:tab/>references category (category_id),</text:p>
      <text:p text:style-name="Standard"><text:s text:c="4"/><text:tab/><text:tab/>primary key (product_id,category_id)</text:p>
      <text:p text:style-name="P4"/>
      <text:p text:style-name="P4"><text:tab/>Address-&gt;</text:p>
      <text:p text:style-name="P6"><text:s text:c="21"/>address_id varchar(6),</text:p>
      <text:p text:style-name="P7"><text:s text:c="9"/>address_city varchar(10),</text:p>
      <text:p text:style-name="P7"><text:s text:c="9"/>address_state varchar(10),</text:p>
      <text:p text:style-name="P7"><text:s text:c="9"/>address_house varchar(10),</text:p>
      <text:p text:style-name="P7"><text:s text:c="9"/>customer_id varchar(6),</text:p>
      <text:p text:style-name="P7"><text:s text:c="9"/>foreign key (customer_id)</text:p>
      <text:p text:style-name="P7"><text:s text:c="9"/>references customer (customer_id)</text:p>
      <text:p text:style-name="Standard"><text:s/></text:p>
      <text:p text:style-name="Standard"><text:tab/></text:p>
      <text:p text:style-name="Standard"><text:tab/><text:span text:style-name="T1">Items-&gt;</text:span></text:p>
      <text:p text:style-name="Standard"><text:tab/>order_id varchar(6),</text:p>
      <text:p text:style-name="Standard"><text:s text:c="4"/><text:tab/>product_id varchar(6),</text:p>
      <text:p text:style-name="Standard"><text:s text:c="4"/><text:tab/>product_quantity int(6),</text:p>
      <text:p text:style-name="Standard"><text:soft-page-break/><text:s text:c="4"/><text:tab/>shipping_status tinyint,</text:p>
      <text:p text:style-name="Standard"><text:s text:c="7"/><text:tab/> <text:s text:c="5"/>primary key (order_id,product_id),</text:p>
      <text:p text:style-name="Standard"><text:s text:c="4"/><text:tab/> <text:s text:c="4"/>foreign key (order_id)</text:p>
      <text:p text:style-name="Standard"><text:s text:c="8"/><text:tab/> <text:s text:c="3"/>references customer_order (order_id),</text:p>
      <text:p text:style-name="Standard"><text:s text:c="4"/><text:tab/> <text:s text:c="3"/>foreign key (product_id)</text:p>
      <text:p text:style-name="Standard"><text:s text:c="8"/><text:tab/> <text:s text:c="3"/>references product (product_id)</text:p>
      <text:p text:style-name="Standard"/>
      <text:p text:style-name="Standard"><text:tab/><text:span text:style-name="T1">Images-&gt;</text:span></text:p>
      <text:p text:style-name="Standard"><text:s text:c="19"/>image_id varchar(6),</text:p>
      <text:p text:style-name="Standard"><text:s text:c="18"/>product_id varchar(6),</text:p>
      <text:p text:style-name="Standard"><text:s text:c="18"/>image_path varchar(30),</text:p>
      <text:p text:style-name="Standard"><text:s text:c="4"/><text:tab/> <text:s text:c="4"/>primary key (image_id),</text:p>
      <text:p text:style-name="Standard"><text:s text:c="7"/><text:tab/> <text:s text:c="3"/>foreign key (product_id)</text:p>
      <text:p text:style-name="Standard"><text:s text:c="8"/><text:tab/> <text:s text:c="4"/>references product (product_id)</text:p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8T17:15:52.85</meta:creation-date>
    <dc:date>2021-03-18T17:33:52.31</dc:date>
    <meta:editing-duration>PT18M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61" meta:word-count="142" meta:character-count="2015"/>
  </office:meta>
</office:document-meta>
</file>